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5874in" svg:height="12.3087in" svg:x="4.6291in" svg:y="0.1272in">
            <draw:object draw:notify-on-update-of-ranges="Sheet1.A1:Sheet1.A1 Sheet1.A2:Sheet1.A33 Sheet1.B1:Sheet1.B1 Sheet1.B2:Sheet1.B33 Sheet1.A1:Sheet1.A1 Sheet1.A2:Sheet1.A33 Sheet1.C1:Sheet1.C1 Sheet1.C2:Sheet1.C33 Sheet1.A1:Sheet1.A1 Sheet1.A2:Sheet1.A33 Sheet1.D1:Sheet1.D1 Sheet1.D2:Sheet1.D33 Sheet1.A1:Sheet1.A1 Sheet1.A2:Sheet1.A33 Sheet1.E1:Sheet1.E1 Sheet1.E2:Sheet1.E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quadratic</text:p>
          </table:table-cell>
          <table:table-cell office:value-type="string" calcext:value-type="string">
            <text:p>cubic</text:p>
          </table:table-cell>
        </table:table-row>
        <table:table-row table:style-name="ro1">
          <table:table-cell office:value-type="float" office:value="32.817402" calcext:value-type="float">
            <text:p>32.817402</text:p>
          </table:table-cell>
          <table:table-cell office:value-type="float" office:value="-175.355896" calcext:value-type="float">
            <text:p>-175.355896</text:p>
          </table:table-cell>
          <table:table-cell office:value-type="float" office:value="-175.373886" calcext:value-type="float">
            <text:p>-175.373886</text:p>
          </table:table-cell>
          <table:table-cell office:value-type="float" office:value="-175.36261" calcext:value-type="float">
            <text:p>-175.36261</text:p>
          </table:table-cell>
          <table:table-cell office:value-type="float" office:value="-175.359604" calcext:value-type="float">
            <text:p>-175.359604</text:p>
          </table:table-cell>
        </table:table-row>
        <table:table-row table:style-name="ro1">
          <table:table-cell office:value-type="float" office:value="33.2463" calcext:value-type="float">
            <text:p>33.2463</text:p>
          </table:table-cell>
          <table:table-cell office:value-type="float" office:value="-175.152298" calcext:value-type="float">
            <text:p>-175.152298</text:p>
          </table:table-cell>
          <table:table-cell office:value-type="float" office:value="-175.187042" calcext:value-type="float">
            <text:p>-175.187042</text:p>
          </table:table-cell>
          <table:table-cell office:value-type="float" office:value="-175.180908" calcext:value-type="float">
            <text:p>-175.180908</text:p>
          </table:table-cell>
          <table:table-cell office:value-type="float" office:value="-175.179703" calcext:value-type="float">
            <text:p>-175.179703</text:p>
          </table:table-cell>
        </table:table-row>
        <table:table-row table:style-name="ro1">
          <table:table-cell office:value-type="float" office:value="33.605801" calcext:value-type="float">
            <text:p>33.605801</text:p>
          </table:table-cell>
          <table:table-cell office:value-type="float" office:value="-175.013901" calcext:value-type="float">
            <text:p>-175.013901</text:p>
          </table:table-cell>
          <table:table-cell office:value-type="float" office:value="-175.030441" calcext:value-type="float">
            <text:p>-175.030441</text:p>
          </table:table-cell>
          <table:table-cell office:value-type="float" office:value="-175.02742" calcext:value-type="float">
            <text:p>-175.02742</text:p>
          </table:table-cell>
          <table:table-cell office:value-type="float" office:value="-175.027008" calcext:value-type="float">
            <text:p>-175.027008</text:p>
          </table:table-cell>
        </table:table-row>
        <table:table-row table:style-name="ro1">
          <table:table-cell office:value-type="float" office:value="33.942902" calcext:value-type="float">
            <text:p>33.942902</text:p>
          </table:table-cell>
          <table:table-cell office:value-type="float" office:value="-174.876602" calcext:value-type="float">
            <text:p>-174.876602</text:p>
          </table:table-cell>
          <table:table-cell office:value-type="float" office:value="-174.883591" calcext:value-type="float">
            <text:p>-174.883591</text:p>
          </table:table-cell>
          <table:table-cell office:value-type="float" office:value="-174.882492" calcext:value-type="float">
            <text:p>-174.882492</text:p>
          </table:table-cell>
          <table:table-cell office:value-type="float" office:value="-174.882401" calcext:value-type="float">
            <text:p>-174.882401</text:p>
          </table:table-cell>
        </table:table-row>
        <table:table-row table:style-name="ro1">
          <table:table-cell office:value-type="float" office:value="34.122101" calcext:value-type="float">
            <text:p>34.122101</text:p>
          </table:table-cell>
          <table:table-cell office:value-type="float" office:value="-174.812393" calcext:value-type="float">
            <text:p>-174.812393</text:p>
          </table:table-cell>
          <table:table-cell office:value-type="float" office:value="-174.805527" calcext:value-type="float">
            <text:p>-174.805527</text:p>
          </table:table-cell>
          <table:table-cell office:value-type="float" office:value="-174.805069" calcext:value-type="float">
            <text:p>-174.805069</text:p>
          </table:table-cell>
          <table:table-cell office:value-type="float" office:value="-174.805038" calcext:value-type="float">
            <text:p>-174.805038</text:p>
          </table:table-cell>
        </table:table-row>
        <table:table-row table:style-name="ro1">
          <table:table-cell office:value-type="float" office:value="34.210899" calcext:value-type="float">
            <text:p>34.210899</text:p>
          </table:table-cell>
          <table:table-cell office:value-type="float" office:value="-174.791" calcext:value-type="float">
            <text:p>-174.791</text:p>
          </table:table-cell>
          <table:table-cell office:value-type="float" office:value="-174.76683" calcext:value-type="float">
            <text:p>-174.76683</text:p>
          </table:table-cell>
          <table:table-cell office:value-type="float" office:value="-174.766586" calcext:value-type="float">
            <text:p>-174.766586</text:p>
          </table:table-cell>
          <table:table-cell office:value-type="float" office:value="-174.766571" calcext:value-type="float">
            <text:p>-174.766571</text:p>
          </table:table-cell>
        </table:table-row>
        <table:table-row table:style-name="ro1">
          <table:table-cell office:value-type="float" office:value="34.239201" calcext:value-type="float">
            <text:p>34.239201</text:p>
          </table:table-cell>
          <table:table-cell office:value-type="float" office:value="-174.806503" calcext:value-type="float">
            <text:p>-174.806503</text:p>
          </table:table-cell>
          <table:table-cell office:value-type="float" office:value="-174.754501" calcext:value-type="float">
            <text:p>-174.754501</text:p>
          </table:table-cell>
          <table:table-cell table:number-columns-repeated="2" office:value-type="float" office:value="-174.754303" calcext:value-type="float">
            <text:p>-174.754303</text:p>
          </table:table-cell>
        </table:table-row>
        <table:table-row table:style-name="ro1">
          <table:table-cell office:value-type="float" office:value="34.247398" calcext:value-type="float">
            <text:p>34.247398</text:p>
          </table:table-cell>
          <table:table-cell office:value-type="float" office:value="-174.824203" calcext:value-type="float">
            <text:p>-174.824203</text:p>
          </table:table-cell>
          <table:table-cell office:value-type="float" office:value="-174.750931" calcext:value-type="float">
            <text:p>-174.750931</text:p>
          </table:table-cell>
          <table:table-cell table:number-columns-repeated="2" office:value-type="float" office:value="-174.750748" calcext:value-type="float">
            <text:p>-174.750748</text:p>
          </table:table-cell>
        </table:table-row>
        <table:table-row table:style-name="ro1">
          <table:table-cell office:value-type="float" office:value="34.2481" calcext:value-type="float">
            <text:p>34.2481</text:p>
          </table:table-cell>
          <table:table-cell office:value-type="float" office:value="-174.828201" calcext:value-type="float">
            <text:p>-174.828201</text:p>
          </table:table-cell>
          <table:table-cell office:value-type="float" office:value="-174.750626" calcext:value-type="float">
            <text:p>-174.750626</text:p>
          </table:table-cell>
          <table:table-cell table:number-columns-repeated="2" office:value-type="float" office:value="-174.750443" calcext:value-type="float">
            <text:p>-174.750443</text:p>
          </table:table-cell>
        </table:table-row>
        <table:table-row table:style-name="ro1">
          <table:table-cell office:value-type="float" office:value="34.248402" calcext:value-type="float">
            <text:p>34.248402</text:p>
          </table:table-cell>
          <table:table-cell office:value-type="float" office:value="-174.828903" calcext:value-type="float">
            <text:p>-174.828903</text:p>
          </table:table-cell>
          <table:table-cell office:value-type="float" office:value="-174.750504" calcext:value-type="float">
            <text:p>-174.750504</text:p>
          </table:table-cell>
          <table:table-cell table:number-columns-repeated="2" office:value-type="float" office:value="-174.75032" calcext:value-type="float">
            <text:p>-174.75032</text:p>
          </table:table-cell>
        </table:table-row>
        <table:table-row table:style-name="ro1">
          <table:table-cell office:value-type="float" office:value="34.248798" calcext:value-type="float">
            <text:p>34.248798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032" calcext:value-type="float">
            <text:p>-174.75032</text:p>
          </table:table-cell>
          <table:table-cell table:number-columns-repeated="2" office:value-type="float" office:value="-174.750137" calcext:value-type="float">
            <text:p>-174.750137</text:p>
          </table:table-cell>
        </table:table-row>
        <table:table-row table:style-name="ro1">
          <table:table-cell office:value-type="float" office:value="34.2491" calcext:value-type="float">
            <text:p>34.249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50198" calcext:value-type="float">
            <text:p>-174.750198</text:p>
          </table:table-cell>
          <table:table-cell table:number-columns-repeated="2" office:value-type="float" office:value="-174.750015" calcext:value-type="float">
            <text:p>-174.750015</text:p>
          </table:table-cell>
        </table:table-row>
        <table:table-row table:style-name="ro1">
          <table:table-cell office:value-type="float" office:value="34.249401" calcext:value-type="float">
            <text:p>34.249401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50061" calcext:value-type="float">
            <text:p>-174.750061</text:p>
          </table:table-cell>
          <table:table-cell table:number-columns-repeated="2" office:value-type="float" office:value="-174.749893" calcext:value-type="float">
            <text:p>-174.749893</text:p>
          </table:table-cell>
        </table:table-row>
        <table:table-row table:style-name="ro1">
          <table:table-cell office:value-type="float" office:value="34.249699" calcext:value-type="float">
            <text:p>34.2496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939" calcext:value-type="float">
            <text:p>-174.749939</text:p>
          </table:table-cell>
          <table:table-cell table:number-columns-repeated="2" office:value-type="float" office:value="-174.749771" calcext:value-type="float">
            <text:p>-174.749771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802" calcext:value-type="float">
            <text:p>-174.749802</text:p>
          </table:table-cell>
          <table:table-cell table:number-columns-repeated="2" office:value-type="float" office:value="-174.749634" calcext:value-type="float">
            <text:p>-174.749634</text:p>
          </table:table-cell>
        </table:table-row>
        <table:table-row table:style-name="ro1">
          <table:table-cell office:value-type="float" office:value="34.250301" calcext:value-type="float">
            <text:p>34.250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68" calcext:value-type="float">
            <text:p>-174.74968</text:p>
          </table:table-cell>
          <table:table-cell table:number-columns-repeated="2" office:value-type="float" office:value="-174.749512" calcext:value-type="float">
            <text:p>-174.749512</text:p>
          </table:table-cell>
        </table:table-row>
        <table:table-row table:style-name="ro1">
          <table:table-cell office:value-type="float" office:value="34.250599" calcext:value-type="float">
            <text:p>34.2505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9542" calcext:value-type="float">
            <text:p>-174.749542</text:p>
          </table:table-cell>
          <table:table-cell table:number-columns-repeated="2" office:value-type="float" office:value="-174.749374" calcext:value-type="float">
            <text:p>-174.749374</text:p>
          </table:table-cell>
        </table:table-row>
        <table:table-row table:style-name="ro1">
          <table:table-cell office:value-type="float" office:value="34.2509" calcext:value-type="float">
            <text:p>34.250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405" calcext:value-type="float">
            <text:p>-174.749405</text:p>
          </table:table-cell>
          <table:table-cell table:number-columns-repeated="2" office:value-type="float" office:value="-174.749237" calcext:value-type="float">
            <text:p>-174.749237</text:p>
          </table:table-cell>
        </table:table-row>
        <table:table-row table:style-name="ro1">
          <table:table-cell office:value-type="float" office:value="34.251301" calcext:value-type="float">
            <text:p>34.2513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237" calcext:value-type="float">
            <text:p>-174.749237</text:p>
          </table:table-cell>
          <table:table-cell table:number-columns-repeated="2" office:value-type="float" office:value="-174.749069" calcext:value-type="float">
            <text:p>-174.749069</text:p>
          </table:table-cell>
        </table:table-row>
        <table:table-row table:style-name="ro1">
          <table:table-cell office:value-type="float" office:value="34.251598" calcext:value-type="float">
            <text:p>34.251598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91" calcext:value-type="float">
            <text:p>-174.7491</text:p>
          </table:table-cell>
          <table:table-cell table:number-columns-repeated="2" office:value-type="float" office:value="-174.748932" calcext:value-type="float">
            <text:p>-174.748932</text:p>
          </table:table-cell>
        </table:table-row>
        <table:table-row table:style-name="ro1">
          <table:table-cell office:value-type="float" office:value="34.2519" calcext:value-type="float">
            <text:p>34.251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8978" calcext:value-type="float">
            <text:p>-174.748978</text:p>
          </table:table-cell>
          <table:table-cell table:number-columns-repeated="2" office:value-type="float" office:value="-174.74881" calcext:value-type="float">
            <text:p>-174.74881</text:p>
          </table:table-cell>
        </table:table-row>
        <table:table-row table:style-name="ro1">
          <table:table-cell office:value-type="float" office:value="34.252201" calcext:value-type="float">
            <text:p>34.252201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884" calcext:value-type="float">
            <text:p>-174.74884</text:p>
          </table:table-cell>
          <table:table-cell table:number-columns-repeated="2" office:value-type="float" office:value="-174.748672" calcext:value-type="float">
            <text:p>-174.748672</text:p>
          </table:table-cell>
        </table:table-row>
        <table:table-row table:style-name="ro1">
          <table:table-cell office:value-type="float" office:value="34.252499" calcext:value-type="float">
            <text:p>34.252499</text:p>
          </table:table-cell>
          <table:table-cell office:value-type="float" office:value="-174.8284" calcext:value-type="float">
            <text:p>-174.8284</text:p>
          </table:table-cell>
          <table:table-cell office:value-type="float" office:value="-174.748718" calcext:value-type="float">
            <text:p>-174.748718</text:p>
          </table:table-cell>
          <table:table-cell table:number-columns-repeated="2" office:value-type="float" office:value="-174.74855" calcext:value-type="float">
            <text:p>-174.74855</text:p>
          </table:table-cell>
        </table:table-row>
        <table:table-row table:style-name="ro1">
          <table:table-cell office:value-type="float" office:value="34.2528" calcext:value-type="float">
            <text:p>34.2528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8581" calcext:value-type="float">
            <text:p>-174.748581</text:p>
          </table:table-cell>
          <table:table-cell table:number-columns-repeated="2" office:value-type="float" office:value="-174.748413" calcext:value-type="float">
            <text:p>-174.748413</text:p>
          </table:table-cell>
        </table:table-row>
        <table:table-row table:style-name="ro1">
          <table:table-cell office:value-type="float" office:value="34.253101" calcext:value-type="float">
            <text:p>34.253101</text:p>
          </table:table-cell>
          <table:table-cell office:value-type="float" office:value="-174.828796" calcext:value-type="float">
            <text:p>-174.828796</text:p>
          </table:table-cell>
          <table:table-cell office:value-type="float" office:value="-174.748459" calcext:value-type="float">
            <text:p>-174.748459</text:p>
          </table:table-cell>
          <table:table-cell table:number-columns-repeated="2" office:value-type="float" office:value="-174.748291" calcext:value-type="float">
            <text:p>-174.748291</text:p>
          </table:table-cell>
        </table:table-row>
        <table:table-row table:style-name="ro1">
          <table:table-cell office:value-type="float" office:value="34.253399" calcext:value-type="float">
            <text:p>34.253399</text:p>
          </table:table-cell>
          <table:table-cell office:value-type="float" office:value="-174.828598" calcext:value-type="float">
            <text:p>-174.828598</text:p>
          </table:table-cell>
          <table:table-cell office:value-type="float" office:value="-174.748322" calcext:value-type="float">
            <text:p>-174.748322</text:p>
          </table:table-cell>
          <table:table-cell table:number-columns-repeated="2" office:value-type="float" office:value="-174.748154" calcext:value-type="float">
            <text:p>-174.748154</text:p>
          </table:table-cell>
        </table:table-row>
        <table:table-row table:style-name="ro1">
          <table:table-cell office:value-type="float" office:value="34.253799" calcext:value-type="float">
            <text:p>34.253799</text:p>
          </table:table-cell>
          <table:table-cell office:value-type="float" office:value="-174.828705" calcext:value-type="float">
            <text:p>-174.828705</text:p>
          </table:table-cell>
          <table:table-cell office:value-type="float" office:value="-174.748154" calcext:value-type="float">
            <text:p>-174.748154</text:p>
          </table:table-cell>
          <table:table-cell table:number-columns-repeated="2" office:value-type="float" office:value="-174.747986" calcext:value-type="float">
            <text:p>-174.747986</text:p>
          </table:table-cell>
        </table:table-row>
        <table:table-row table:style-name="ro1">
          <table:table-cell office:value-type="float" office:value="34.255299" calcext:value-type="float">
            <text:p>34.255299</text:p>
          </table:table-cell>
          <table:table-cell office:value-type="float" office:value="-174.826904" calcext:value-type="float">
            <text:p>-174.826904</text:p>
          </table:table-cell>
          <table:table-cell office:value-type="float" office:value="-174.747498" calcext:value-type="float">
            <text:p>-174.747498</text:p>
          </table:table-cell>
          <table:table-cell table:number-columns-repeated="2" office:value-type="float" office:value="-174.74733" calcext:value-type="float">
            <text:p>-174.74733</text:p>
          </table:table-cell>
        </table:table-row>
        <table:table-row table:style-name="ro1">
          <table:table-cell office:value-type="float" office:value="34.341" calcext:value-type="float">
            <text:p>34.341</text:p>
          </table:table-cell>
          <table:table-cell office:value-type="float" office:value="-174.814301" calcext:value-type="float">
            <text:p>-174.814301</text:p>
          </table:table-cell>
          <table:table-cell office:value-type="float" office:value="-174.710159" calcext:value-type="float">
            <text:p>-174.710159</text:p>
          </table:table-cell>
          <table:table-cell table:number-columns-repeated="2" office:value-type="float" office:value="-174.710114" calcext:value-type="float">
            <text:p>-174.710114</text:p>
          </table:table-cell>
        </table:table-row>
        <table:table-row table:style-name="ro1">
          <table:table-cell office:value-type="float" office:value="34.817902" calcext:value-type="float">
            <text:p>34.817902</text:p>
          </table:table-cell>
          <table:table-cell office:value-type="float" office:value="-174.553406" calcext:value-type="float">
            <text:p>-174.553406</text:p>
          </table:table-cell>
          <table:table-cell office:value-type="float" office:value="-174.502411" calcext:value-type="float">
            <text:p>-174.502411</text:p>
          </table:table-cell>
          <table:table-cell office:value-type="float" office:value="-174.501846" calcext:value-type="float">
            <text:p>-174.501846</text:p>
          </table:table-cell>
          <table:table-cell office:value-type="float" office:value="-174.501877" calcext:value-type="float">
            <text:p>-174.501877</text:p>
          </table:table-cell>
        </table:table-row>
        <table:table-row table:style-name="ro1">
          <table:table-cell office:value-type="float" office:value="36.294201" calcext:value-type="float">
            <text:p>36.294201</text:p>
          </table:table-cell>
          <table:table-cell office:value-type="float" office:value="-173.836395" calcext:value-type="float">
            <text:p>-173.836395</text:p>
          </table:table-cell>
          <table:table-cell office:value-type="float" office:value="-173.859283" calcext:value-type="float">
            <text:p>-173.859283</text:p>
          </table:table-cell>
          <table:table-cell office:value-type="float" office:value="-173.845016" calcext:value-type="float">
            <text:p>-173.845016</text:p>
          </table:table-cell>
          <table:table-cell office:value-type="float" office:value="-173.849304" calcext:value-type="float">
            <text:p>-173.849304</text:p>
          </table:table-cell>
        </table:table-row>
        <table:table-row table:style-name="ro1">
          <table:table-cell office:value-type="float" office:value="37.103401" calcext:value-type="float">
            <text:p>37.103401</text:p>
          </table:table-cell>
          <table:table-cell office:value-type="float" office:value="-173.490295" calcext:value-type="float">
            <text:p>-173.490295</text:p>
          </table:table-cell>
          <table:table-cell office:value-type="float" office:value="-173.506775" calcext:value-type="float">
            <text:p>-173.506775</text:p>
          </table:table-cell>
          <table:table-cell office:value-type="float" office:value="-173.477203" calcext:value-type="float">
            <text:p>-173.477203</text:p>
          </table:table-cell>
          <table:table-cell office:value-type="float" office:value="-173.489975" calcext:value-type="float">
            <text:p>-173.489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4:12:16.127813904</meta:creation-date>
    <dc:date>2023-05-04T13:55:47.346535335</dc:date>
    <meta:editing-duration>PT5H56M44S</meta:editing-duration>
    <meta:editing-cycles>33</meta:editing-cycles>
    <meta:generator>LibreOffice/7.3.7.2$Linux_X86_64 LibreOffice_project/30$Build-2</meta:generator>
    <meta:document-statistic meta:table-count="1" meta:cell-count="1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00a933" draw:fill-color="#00a9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513cm" svg:height="31.265cm" xlink:href=".." xlink:type="simple" chart:class="chart:scatter" chart:style-name="ch1">
        <chart:legend chart:legend-position="end" svg:x="31.708cm" svg:y="14.574cm" style:legend-expansion="high" chart:style-name="ch2"/>
        <chart:plot-area chart:style-name="ch3" table:cell-range-address="Sheet1.A1:Sheet1.E33" chart:data-source-has-labels="row" svg:x="0.69cm" svg:y="0.625cm" svg:width="30.328cm" svg:height="30.015cm">
          <chart:coordinate-region svg:x="1.936cm" svg:y="0.827cm" svg:width="28.742cm" svg:height="29.6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3" chart:label-cell-address="Sheet1.B1:Sheet1.B1" chart:class="chart:scatter">
            <chart:domain table:cell-range-address="Sheet1.A2:Sheet1.A33"/>
            <chart:data-point chart:repeated="32"/>
          </chart:series>
          <chart:series chart:style-name="ch8" chart:values-cell-range-address="Sheet1.C2:Sheet1.C33" chart:label-cell-address="Sheet1.C1:Sheet1.C1" chart:class="chart:scatter">
            <chart:data-point chart:repeated="32"/>
          </chart:series>
          <chart:series chart:style-name="ch9" chart:values-cell-range-address="Sheet1.D2:Sheet1.D33" chart:label-cell-address="Sheet1.D1:Sheet1.D1" chart:class="chart:scatter">
            <chart:data-point chart:repeated="32"/>
          </chart:series>
          <chart:series chart:style-name="ch10" chart:values-cell-range-address="Sheet1.E2:Sheet1.E33" chart:label-cell-address="Sheet1.E1:Sheet1.E1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m</text:p>
                <draw:g>
                  <svg:desc>Sheet1.B1:Sheet1.B1</svg:desc>
                </draw:g>
              </table:table-cell>
              <table:table-cell office:value-type="string">
                <text:p>linear</text:p>
                <draw:g>
                  <svg:desc>Sheet1.C1:Sheet1.C1</svg:desc>
                </draw:g>
              </table:table-cell>
              <table:table-cell office:value-type="string">
                <text:p>quadratic</text:p>
                <draw:g>
                  <svg:desc>Sheet1.D1:Sheet1.D1</svg:desc>
                </draw:g>
              </table:table-cell>
              <table:table-cell office:value-type="string">
                <text:p>cub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817402">
                <text:p>32.817402</text:p>
                <draw:g>
                  <svg:desc>Sheet1.A2:Sheet1.A33</svg:desc>
                </draw:g>
              </table:table-cell>
              <table:table-cell office:value-type="float" office:value="-175.355896">
                <text:p>-175.355896</text:p>
                <draw:g>
                  <svg:desc>Sheet1.B2:Sheet1.B33</svg:desc>
                </draw:g>
              </table:table-cell>
              <table:table-cell office:value-type="float" office:value="-175.373886">
                <text:p>-175.373886</text:p>
                <draw:g>
                  <svg:desc>Sheet1.C2:Sheet1.C33</svg:desc>
                </draw:g>
              </table:table-cell>
              <table:table-cell office:value-type="float" office:value="-175.36261">
                <text:p>-175.36261</text:p>
                <draw:g>
                  <svg:desc>Sheet1.D2:Sheet1.D33</svg:desc>
                </draw:g>
              </table:table-cell>
              <table:table-cell office:value-type="float" office:value="-175.359604">
                <text:p>-175.359604</text:p>
                <draw:g>
                  <svg:desc>Sheet1.E2:Sheet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2463">
                <text:p>33.2463</text:p>
              </table:table-cell>
              <table:table-cell office:value-type="float" office:value="-175.152298">
                <text:p>-175.152298</text:p>
              </table:table-cell>
              <table:table-cell office:value-type="float" office:value="-175.187042">
                <text:p>-175.187042</text:p>
              </table:table-cell>
              <table:table-cell office:value-type="float" office:value="-175.180908">
                <text:p>-175.180908</text:p>
              </table:table-cell>
              <table:table-cell office:value-type="float" office:value="-175.179703">
                <text:p>-175.179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05801">
                <text:p>33.605801</text:p>
              </table:table-cell>
              <table:table-cell office:value-type="float" office:value="-175.013901">
                <text:p>-175.013901</text:p>
              </table:table-cell>
              <table:table-cell office:value-type="float" office:value="-175.030441">
                <text:p>-175.030441</text:p>
              </table:table-cell>
              <table:table-cell office:value-type="float" office:value="-175.02742">
                <text:p>-175.02742</text:p>
              </table:table-cell>
              <table:table-cell office:value-type="float" office:value="-175.027008">
                <text:p>-175.027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942902">
                <text:p>33.942902</text:p>
              </table:table-cell>
              <table:table-cell office:value-type="float" office:value="-174.876602">
                <text:p>-174.876602</text:p>
              </table:table-cell>
              <table:table-cell office:value-type="float" office:value="-174.883591">
                <text:p>-174.883591</text:p>
              </table:table-cell>
              <table:table-cell office:value-type="float" office:value="-174.882492">
                <text:p>-174.882492</text:p>
              </table:table-cell>
              <table:table-cell office:value-type="float" office:value="-174.882401">
                <text:p>-174.8824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22101">
                <text:p>34.122101</text:p>
              </table:table-cell>
              <table:table-cell office:value-type="float" office:value="-174.812393">
                <text:p>-174.812393</text:p>
              </table:table-cell>
              <table:table-cell office:value-type="float" office:value="-174.805527">
                <text:p>-174.805527</text:p>
              </table:table-cell>
              <table:table-cell office:value-type="float" office:value="-174.805069">
                <text:p>-174.805069</text:p>
              </table:table-cell>
              <table:table-cell office:value-type="float" office:value="-174.805038">
                <text:p>-174.805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210899">
                <text:p>34.210899</text:p>
              </table:table-cell>
              <table:table-cell office:value-type="float" office:value="-174.791">
                <text:p>-174.791</text:p>
              </table:table-cell>
              <table:table-cell office:value-type="float" office:value="-174.76683">
                <text:p>-174.76683</text:p>
              </table:table-cell>
              <table:table-cell office:value-type="float" office:value="-174.766586">
                <text:p>-174.766586</text:p>
              </table:table-cell>
              <table:table-cell office:value-type="float" office:value="-174.766571">
                <text:p>-174.766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239201">
                <text:p>34.239201</text:p>
              </table:table-cell>
              <table:table-cell office:value-type="float" office:value="-174.806503">
                <text:p>-174.806503</text:p>
              </table:table-cell>
              <table:table-cell office:value-type="float" office:value="-174.754501">
                <text:p>-174.754501</text:p>
              </table:table-cell>
              <table:table-cell office:value-type="float" office:value="-174.754303">
                <text:p>-174.754303</text:p>
              </table:table-cell>
              <table:table-cell office:value-type="float" office:value="-174.754303">
                <text:p>-174.754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247398">
                <text:p>34.247398</text:p>
              </table:table-cell>
              <table:table-cell office:value-type="float" office:value="-174.824203">
                <text:p>-174.824203</text:p>
              </table:table-cell>
              <table:table-cell office:value-type="float" office:value="-174.750931">
                <text:p>-174.750931</text:p>
              </table:table-cell>
              <table:table-cell office:value-type="float" office:value="-174.750748">
                <text:p>-174.750748</text:p>
              </table:table-cell>
              <table:table-cell office:value-type="float" office:value="-174.750748">
                <text:p>-174.750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2481">
                <text:p>34.2481</text:p>
              </table:table-cell>
              <table:table-cell office:value-type="float" office:value="-174.828201">
                <text:p>-174.828201</text:p>
              </table:table-cell>
              <table:table-cell office:value-type="float" office:value="-174.750626">
                <text:p>-174.750626</text:p>
              </table:table-cell>
              <table:table-cell office:value-type="float" office:value="-174.750443">
                <text:p>-174.750443</text:p>
              </table:table-cell>
              <table:table-cell office:value-type="float" office:value="-174.750443">
                <text:p>-174.7504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248402">
                <text:p>34.248402</text:p>
              </table:table-cell>
              <table:table-cell office:value-type="float" office:value="-174.828903">
                <text:p>-174.828903</text:p>
              </table:table-cell>
              <table:table-cell office:value-type="float" office:value="-174.750504">
                <text:p>-174.750504</text:p>
              </table:table-cell>
              <table:table-cell office:value-type="float" office:value="-174.75032">
                <text:p>-174.75032</text:p>
              </table:table-cell>
              <table:table-cell office:value-type="float" office:value="-174.75032">
                <text:p>-174.75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248798">
                <text:p>34.248798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032">
                <text:p>-174.75032</text:p>
              </table:table-cell>
              <table:table-cell office:value-type="float" office:value="-174.750137">
                <text:p>-174.750137</text:p>
              </table:table-cell>
              <table:table-cell office:value-type="float" office:value="-174.750137">
                <text:p>-174.750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491">
                <text:p>34.249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50198">
                <text:p>-174.750198</text:p>
              </table:table-cell>
              <table:table-cell office:value-type="float" office:value="-174.750015">
                <text:p>-174.750015</text:p>
              </table:table-cell>
              <table:table-cell office:value-type="float" office:value="-174.750015">
                <text:p>-174.750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249401">
                <text:p>34.249401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50061">
                <text:p>-174.750061</text:p>
              </table:table-cell>
              <table:table-cell office:value-type="float" office:value="-174.749893">
                <text:p>-174.749893</text:p>
              </table:table-cell>
              <table:table-cell office:value-type="float" office:value="-174.749893">
                <text:p>-174.749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49699">
                <text:p>34.2496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939">
                <text:p>-174.749939</text:p>
              </table:table-cell>
              <table:table-cell office:value-type="float" office:value="-174.749771">
                <text:p>-174.749771</text:p>
              </table:table-cell>
              <table:table-cell office:value-type="float" office:value="-174.749771">
                <text:p>-174.749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5">
                <text:p>34.25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802">
                <text:p>-174.749802</text:p>
              </table:table-cell>
              <table:table-cell office:value-type="float" office:value="-174.749634">
                <text:p>-174.749634</text:p>
              </table:table-cell>
              <table:table-cell office:value-type="float" office:value="-174.749634">
                <text:p>-174.749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250301">
                <text:p>34.250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68">
                <text:p>-174.74968</text:p>
              </table:table-cell>
              <table:table-cell office:value-type="float" office:value="-174.749512">
                <text:p>-174.749512</text:p>
              </table:table-cell>
              <table:table-cell office:value-type="float" office:value="-174.749512">
                <text:p>-174.749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250599">
                <text:p>34.2505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9542">
                <text:p>-174.749542</text:p>
              </table:table-cell>
              <table:table-cell office:value-type="float" office:value="-174.749374">
                <text:p>-174.749374</text:p>
              </table:table-cell>
              <table:table-cell office:value-type="float" office:value="-174.749374">
                <text:p>-174.749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2509">
                <text:p>34.250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405">
                <text:p>-174.749405</text:p>
              </table:table-cell>
              <table:table-cell office:value-type="float" office:value="-174.749237">
                <text:p>-174.749237</text:p>
              </table:table-cell>
              <table:table-cell office:value-type="float" office:value="-174.749237">
                <text:p>-174.749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.251301">
                <text:p>34.2513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237">
                <text:p>-174.749237</text:p>
              </table:table-cell>
              <table:table-cell office:value-type="float" office:value="-174.749069">
                <text:p>-174.749069</text:p>
              </table:table-cell>
              <table:table-cell office:value-type="float" office:value="-174.749069">
                <text:p>-174.749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.251598">
                <text:p>34.251598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91">
                <text:p>-174.7491</text:p>
              </table:table-cell>
              <table:table-cell office:value-type="float" office:value="-174.748932">
                <text:p>-174.748932</text:p>
              </table:table-cell>
              <table:table-cell office:value-type="float" office:value="-174.748932">
                <text:p>-174.7489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2519">
                <text:p>34.251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8978">
                <text:p>-174.748978</text:p>
              </table:table-cell>
              <table:table-cell office:value-type="float" office:value="-174.74881">
                <text:p>-174.74881</text:p>
              </table:table-cell>
              <table:table-cell office:value-type="float" office:value="-174.74881">
                <text:p>-174.74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.252201">
                <text:p>34.252201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884">
                <text:p>-174.74884</text:p>
              </table:table-cell>
              <table:table-cell office:value-type="float" office:value="-174.748672">
                <text:p>-174.748672</text:p>
              </table:table-cell>
              <table:table-cell office:value-type="float" office:value="-174.748672">
                <text:p>-174.748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252499">
                <text:p>34.252499</text:p>
              </table:table-cell>
              <table:table-cell office:value-type="float" office:value="-174.8284">
                <text:p>-174.8284</text:p>
              </table:table-cell>
              <table:table-cell office:value-type="float" office:value="-174.748718">
                <text:p>-174.748718</text:p>
              </table:table-cell>
              <table:table-cell office:value-type="float" office:value="-174.74855">
                <text:p>-174.74855</text:p>
              </table:table-cell>
              <table:table-cell office:value-type="float" office:value="-174.74855">
                <text:p>-174.74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2528">
                <text:p>34.2528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8581">
                <text:p>-174.748581</text:p>
              </table:table-cell>
              <table:table-cell office:value-type="float" office:value="-174.748413">
                <text:p>-174.748413</text:p>
              </table:table-cell>
              <table:table-cell office:value-type="float" office:value="-174.748413">
                <text:p>-174.748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253101">
                <text:p>34.253101</text:p>
              </table:table-cell>
              <table:table-cell office:value-type="float" office:value="-174.828796">
                <text:p>-174.828796</text:p>
              </table:table-cell>
              <table:table-cell office:value-type="float" office:value="-174.748459">
                <text:p>-174.748459</text:p>
              </table:table-cell>
              <table:table-cell office:value-type="float" office:value="-174.748291">
                <text:p>-174.748291</text:p>
              </table:table-cell>
              <table:table-cell office:value-type="float" office:value="-174.748291">
                <text:p>-174.748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253399">
                <text:p>34.253399</text:p>
              </table:table-cell>
              <table:table-cell office:value-type="float" office:value="-174.828598">
                <text:p>-174.828598</text:p>
              </table:table-cell>
              <table:table-cell office:value-type="float" office:value="-174.748322">
                <text:p>-174.748322</text:p>
              </table:table-cell>
              <table:table-cell office:value-type="float" office:value="-174.748154">
                <text:p>-174.748154</text:p>
              </table:table-cell>
              <table:table-cell office:value-type="float" office:value="-174.748154">
                <text:p>-174.748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3799">
                <text:p>34.253799</text:p>
              </table:table-cell>
              <table:table-cell office:value-type="float" office:value="-174.828705">
                <text:p>-174.828705</text:p>
              </table:table-cell>
              <table:table-cell office:value-type="float" office:value="-174.748154">
                <text:p>-174.748154</text:p>
              </table:table-cell>
              <table:table-cell office:value-type="float" office:value="-174.747986">
                <text:p>-174.747986</text:p>
              </table:table-cell>
              <table:table-cell office:value-type="float" office:value="-174.747986">
                <text:p>-174.747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255299">
                <text:p>34.255299</text:p>
              </table:table-cell>
              <table:table-cell office:value-type="float" office:value="-174.826904">
                <text:p>-174.826904</text:p>
              </table:table-cell>
              <table:table-cell office:value-type="float" office:value="-174.747498">
                <text:p>-174.747498</text:p>
              </table:table-cell>
              <table:table-cell office:value-type="float" office:value="-174.74733">
                <text:p>-174.74733</text:p>
              </table:table-cell>
              <table:table-cell office:value-type="float" office:value="-174.74733">
                <text:p>-174.747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41">
                <text:p>34.341</text:p>
              </table:table-cell>
              <table:table-cell office:value-type="float" office:value="-174.814301">
                <text:p>-174.814301</text:p>
              </table:table-cell>
              <table:table-cell office:value-type="float" office:value="-174.710159">
                <text:p>-174.710159</text:p>
              </table:table-cell>
              <table:table-cell office:value-type="float" office:value="-174.710114">
                <text:p>-174.710114</text:p>
              </table:table-cell>
              <table:table-cell office:value-type="float" office:value="-174.710114">
                <text:p>-174.710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817902">
                <text:p>34.817902</text:p>
              </table:table-cell>
              <table:table-cell office:value-type="float" office:value="-174.553406">
                <text:p>-174.553406</text:p>
              </table:table-cell>
              <table:table-cell office:value-type="float" office:value="-174.502411">
                <text:p>-174.502411</text:p>
              </table:table-cell>
              <table:table-cell office:value-type="float" office:value="-174.501846">
                <text:p>-174.501846</text:p>
              </table:table-cell>
              <table:table-cell office:value-type="float" office:value="-174.501877">
                <text:p>-174.501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294201">
                <text:p>36.294201</text:p>
              </table:table-cell>
              <table:table-cell office:value-type="float" office:value="-173.836395">
                <text:p>-173.836395</text:p>
              </table:table-cell>
              <table:table-cell office:value-type="float" office:value="-173.859283">
                <text:p>-173.859283</text:p>
              </table:table-cell>
              <table:table-cell office:value-type="float" office:value="-173.845016">
                <text:p>-173.845016</text:p>
              </table:table-cell>
              <table:table-cell office:value-type="float" office:value="-173.849304">
                <text:p>-173.8493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.103401">
                <text:p>37.103401</text:p>
              </table:table-cell>
              <table:table-cell office:value-type="float" office:value="-173.490295">
                <text:p>-173.490295</text:p>
              </table:table-cell>
              <table:table-cell office:value-type="float" office:value="-173.506775">
                <text:p>-173.506775</text:p>
              </table:table-cell>
              <table:table-cell office:value-type="float" office:value="-173.477203">
                <text:p>-173.477203</text:p>
              </table:table-cell>
              <table:table-cell office:value-type="float" office:value="-173.489975">
                <text:p>-173.4899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